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Arial2" svg:font-family="Arial" style:font-family-generic="swiss"/>
    <style:font-face style:name="Menlo Regular" svg:font-family="'Menlo Regular', 'Lucida Console'" style:font-pitch="variable"/>
    <style:font-face style:name="SimSun1" svg:font-family="SimSun" style:font-pitch="variable"/>
    <style:font-face style:name="Tahoma3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exppro" style:family="table">
      <style:table-properties style:width="15.051cm" table:align="margins" style:writing-mode="lr-tb"/>
    </style:style>
    <style:style style:name="exppro.A" style:family="table-column">
      <style:table-column-properties style:column-width="3.762cm" style:rel-column-width="16383*"/>
    </style:style>
    <style:style style:name="exppro.D" style:family="table-column">
      <style:table-column-properties style:column-width="3.764cm" style:rel-column-width="16386*"/>
    </style:style>
    <style:style style:name="exppro.A1" style:family="table-cell">
      <style:table-cell-properties fo:padding="0.097cm" fo:border-left="0.05pt solid #000000" fo:border-right="none" fo:border-top="0.05pt solid #000000" fo:border-bottom="0.05pt solid #000000"/>
    </style:style>
    <style:style style:name="exppro.D1" style:family="table-cell">
      <style:table-cell-properties fo:padding="0.097cm" fo:border="0.05pt solid #000000"/>
    </style:style>
    <style:style style:name="exppro.A2" style:family="table-cell">
      <style:table-cell-properties fo:padding="0.097cm" fo:border-left="0.05pt solid #000000" fo:border-right="none" fo:border-top="none" fo:border-bottom="0.05pt solid #000000"/>
    </style:style>
    <style:style style:name="exppro.D2" style:family="table-cell">
      <style:table-cell-properties fo:padding="0.097cm" fo:border-left="0.05pt solid #000000" fo:border-right="0.05pt solid #000000" fo:border-top="none" fo:border-bottom="0.05pt solid #000000"/>
    </style:style>
    <style:style style:name="diplome" style:family="table">
      <style:table-properties style:width="15.051cm" table:align="margins" style:writing-mode="lr-tb"/>
    </style:style>
    <style:style style:name="diplome.A" style:family="table-column">
      <style:table-column-properties style:column-width="5.017cm" style:rel-column-width="21845*"/>
    </style:style>
    <style:style style:name="diplome.A1" style:family="table-cell">
      <style:table-cell-properties fo:padding="0.097cm" fo:border-left="0.05pt solid #000000" fo:border-right="none" fo:border-top="0.05pt solid #000000" fo:border-bottom="0.05pt solid #000000"/>
    </style:style>
    <style:style style:name="diplome.C1" style:family="table-cell">
      <style:table-cell-properties fo:padding="0.097cm" fo:border="0.05pt solid #000000"/>
    </style:style>
    <style:style style:name="diplome.A2" style:family="table-cell">
      <style:table-cell-properties fo:padding="0.097cm" fo:border-left="0.05pt solid #000000" fo:border-right="none" fo:border-top="none" fo:border-bottom="0.05pt solid #000000"/>
    </style:style>
    <style:style style:name="diplome.C2" style:family="table-cell">
      <style:table-cell-properties fo:padding="0.097cm" fo:border-left="0.05pt solid #000000" fo:border-right="0.05pt solid #000000" fo:border-top="none" fo:border-bottom="0.05pt solid #000000"/>
    </style:style>
    <style:style style:name="compofoyer" style:family="table">
      <style:table-properties style:width="14.993cm" table:align="left" style:writing-mode="lr-tb"/>
    </style:style>
    <style:style style:name="compofoyer.A" style:family="table-column">
      <style:table-column-properties style:column-width="2.999cm"/>
    </style:style>
    <style:style style:name="compofoyer.A1" style:family="table-cell">
      <style:table-cell-properties fo:padding="0.097cm" fo:border-left="0.5pt solid #000000" fo:border-right="none" fo:border-top="0.5pt solid #000000" fo:border-bottom="0.5pt solid #000000"/>
    </style:style>
    <style:style style:name="compofoyer.E1" style:family="table-cell">
      <style:table-cell-properties fo:padding="0.097cm" fo:border="0.5pt solid #000000"/>
    </style:style>
    <style:style style:name="compofoyer.A2" style:family="table-cell">
      <style:table-cell-properties fo:padding="0.097cm" fo:border-left="0.5pt solid #000000" fo:border-right="none" fo:border-top="none" fo:border-bottom="0.5pt solid #000000"/>
    </style:style>
    <style:style style:name="compofoyer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Arial1" fo:font-size="11pt" style:font-size-asian="11pt" style:font-size-complex="11pt"/>
    </style:style>
    <style:style style:name="P2" style:family="paragraph" style:parent-style-name="Corps_20_de_20_texte_20_3">
      <style:paragraph-properties fo:line-height="150%" style:snap-to-layout-grid="false"/>
      <style:text-properties style:font-name="Arial1" fo:font-size="11pt" style:font-size-asian="11pt" style:font-size-complex="11pt"/>
    </style:style>
    <style:style style:name="P3" style:family="paragraph" style:parent-style-name="Corps_20_de_20_texte_20_3">
      <style:paragraph-properties fo:line-height="150%" style:snap-to-layout-grid="false"/>
      <style:text-properties style:use-window-font-color="true" style:font-name="Arial1" fo:font-size="11pt" style:font-size-asian="11pt" style:font-size-complex="11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text-properties style:font-name="Arial1" fo:font-size="11pt" fo:background-color="transparent" style:font-size-asian="11pt" style:font-size-complex="11pt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8" style:family="paragraph" style:parent-style-name="Standard">
      <style:paragraph-properties style:snap-to-layout-grid="false"/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spp_nivetu"/>
        <text:user-field-decl office:value-type="string" office:string-value="" text:name="contratinsertion_diplomes"/>
        <text:user-field-decl office:value-type="string" office:string-value="" text:name="contratinsertion_form_compl"/>
        <text:user-field-decl office:value-type="string" office:string-value="" text:name="contratinsertion_expr_prof"/>
        <text:user-field-decl office:value-type="string" office:string-value="" text:name="contratinsertion_aut_expr_prof"/>
        <text:user-field-decl office:value-type="string" office:string-value="" text:name="contratinsertion_positioncer"/>
        <text:user-field-decl office:value-type="string" office:string-value="" text:name="contratinsertion_rgci"/>
        <text:user-field-decl office:value-type="string" office:string-value="" text:name="cer93_matricule"/>
        <text:user-field-decl office:value-type="string" office:string-value="" text:name="cer93_dtdemrsa"/>
        <text:user-field-decl office:value-type="string" office:string-value="" text:name="cer93_qual"/>
        <text:user-field-decl office:value-type="string" office:string-value="" text:name="cer93_nom"/>
        <text:user-field-decl office:value-type="string" office:string-value="" text:name="cer93_prenom"/>
        <text:user-field-decl office:value-type="string" office:string-value="" text:name="cer93_nomnai"/>
        <text:user-field-decl office:value-type="string" office:string-value="" text:name="cer93_adresse"/>
        <text:user-field-decl office:value-type="string" office:string-value="" text:name="cer93_codepos"/>
        <text:user-field-decl office:value-type="string" office:string-value="" text:name="cer93_nomcom"/>
        <text:user-field-decl office:value-type="string" office:string-value="" text:name="cer93_dtnai"/>
        <text:user-field-decl office:value-type="string" office:string-value="" text:name="cer93_sitfam"/>
        <text:user-field-decl office:value-type="string" office:string-value="" text:name="dsp_natlog"/>
        <text:user-field-decl office:value-type="string" office:string-value="" text:name="compofoyercer93_qual"/>
        <text:user-field-decl office:value-type="string" office:string-value="" text:name="compofoyercer93_nom"/>
        <text:user-field-decl office:value-type="string" office:string-value="" text:name="compofoyercer93_prenom"/>
        <text:user-field-decl office:value-type="string" office:string-value="" text:name="compofoyercer93_rolepers"/>
        <text:user-field-decl office:value-type="string" office:string-value="" text:name="compofoyercer93_dtnai"/>
        <text:user-field-decl office:value-type="string" office:string-value="" text:name="contratinsertion_persacharge"/>
        <text:user-field-decl office:value-type="string" office:string-value="" text:name="cer93_cmu"/>
        <text:user-field-decl office:value-type="string" office:string-value="" text:name="cer93_cmuc"/>
        <text:user-field-decl office:value-type="string" office:string-value="" text:name="cer93_inscritpe"/>
        <text:user-field-decl office:value-type="string" office:string-value="" text:name="cer93_incoherencesetatcivil"/>
        <text:user-field-decl office:value-type="string" office:string-value="" text:name="cer93_nivetu"/>
        <text:user-field-decl office:value-type="string" office:string-value="" text:name="diplomecer93_name"/>
        <text:user-field-decl office:value-type="string" office:string-value="" text:name="diplomecer93_annee"/>
        <text:user-field-decl office:value-type="string" office:string-value="" text:name="expprocer93_metierexerce_name"/>
        <text:user-field-decl office:value-type="string" office:string-value="" text:name="expprocer93_anneedeb"/>
        <text:user-field-decl office:value-type="string" office:string-value="" text:name="expprocer93_duree"/>
        <text:user-field-decl office:value-type="string" office:string-value="" text:name="expprocer93_metierexerce_id"/>
        <text:user-field-decl office:value-type="string" office:string-value="" text:name="expprocer93_secteuracti_id"/>
        <text:user-field-decl office:value-type="string" office:string-value="" text:name="cer93_pointparcours"/>
        <text:user-field-decl office:value-type="string" office:string-value="" text:name="cer93_formeci"/>
        <text:user-field-decl office:value-type="string" office:string-value="" text:name="cer93_prevu"/>
        <text:user-field-decl office:value-type="string" office:string-value="" text:name="cer93_nomutilisateur"/>
        <text:user-field-decl office:value-type="string" office:string-value="" text:name="cer93_structureutilisateur"/>
        <text:user-field-decl office:value-type="string" office:string-value="" text:name="cer93_observpro"/>
        <text:user-field-decl office:value-type="string" office:string-value="" text:name="cer93_observbenef"/>
        <text:user-field-decl office:value-type="string" office:string-value="" text:name="cer93_datesignature"/>
        <text:user-field-decl office:value-type="string" office:string-value="" text:name="cer93_isemploitrouv"/>
        <text:user-field-decl office:value-type="string" office:string-value="" text:name="cer93_dureehebdo"/>
        <text:user-field-decl office:value-type="string" office:string-value="" text:name="cer93_dureecdd"/>
        <text:user-field-decl office:value-type="string" office:string-value="" text:name="cer93_bilancerpcd"/>
        <text:user-field-decl office:value-type="string" office:string-value="" text:name="cer93_duree"/>
        <text:user-field-decl office:value-type="string" office:string-value="" text:name="contratinsertion_duree_cdd"/>
        <text:user-field-decl office:value-type="string" office:string-value="" text:name="cer93sujetcer93_id"/>
        <text:user-field-decl office:value-type="string" office:string-value="" text:name="contratinsertion_structurereferente_id"/>
        <text:user-field-decl office:value-type="string" office:string-value="" text:name="user_referent_id"/>
        <text:user-field-decl office:value-type="string" office:string-value="" text:name="commune"/>
        <text:user-field-decl office:value-type="float" office:value="0" text:name="contratscomplexeseps93"/>
        <text:user-field-decl office:value-type="float" office:value="0" text:name="nonorientationsproseps93"/>
        <text:user-field-decl office:value-type="float" office:value="0" text:name="nonrespectssanctionseps93"/>
        <text:user-field-decl office:value-type="float" office:value="0" text:name="reorientationseps93"/>
        <text:user-field-decl office:value-type="float" office:value="0" text:name="signalementseps93"/>
        <text:user-field-decl office:value-type="float" office:value="0" text:name="total"/>
        <text:user-field-decl office:value-type="string" office:string-value="" text:name="structurereferente_lib_struc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metierexerce_name"/>
        <text:user-field-decl office:value-type="string" office:string-value="" text:name="secteuracti_name"/>
        <text:user-field-decl office:value-type="string" office:string-value="" text:name="exppro_annee"/>
        <text:user-field-decl office:value-type="string" office:string-value="" text:name="exppro_duree"/>
        <text:user-field-decl office:value-type="string" office:string-value="" text:name="expprocer93_annee"/>
        <text:user-field-decl office:value-type="string" office:string-value="" text:name="secteuracticer93_name"/>
        <text:user-field-decl office:value-type="string" office:string-value="" text:name="metierexercecer93_name"/>
        <text:user-field-decl office:value-type="string" office:string-value="" text:name="naturecontrat_name"/>
        <text:user-field-decl office:value-type="string" office:string-value="" text:name="naturecontrat_isduree"/>
      </text:user-field-decls>
      <text:p text:style-name="P4"/>
      <text:p text:style-name="Standard"><text:user-field-get text:name="structurereferente_lib_struc"/></text:p>
      <text:p text:style-name="Standard"><text:user-field-get text:name="adresse_numvoie"/> <text:s/><text:user-field-get text:name="adresse_libtypevoie"/></text:p>
      <text:p text:style-name="Standard"/>
      <text:p text:style-name="P6"/>
      <table:table table:name="compofoyer" table:style-name="compofoyer">
        <table:table-column table:style-name="compofoyer.A" table:number-columns-repeated="5"/>
        <table:table-header-rows>
          <table:table-row>
            <table:table-cell table:style-name="compofoyer.A1" office:value-type="string">
              <text:p text:style-name="P8">Rôle</text:p>
              <text:p text:style-name="P7">(ex : conjoint, enfant)</text:p>
            </table:table-cell>
            <table:table-cell table:style-name="compofoyer.A1" office:value-type="string">
              <text:p text:style-name="P8">Qualité</text:p>
            </table:table-cell>
            <table:table-cell table:style-name="compofoyer.A1" office:value-type="string">
              <text:p text:style-name="P8">Nom</text:p>
            </table:table-cell>
            <table:table-cell table:style-name="compofoyer.A1" office:value-type="string">
              <text:p text:style-name="P8">Prénom</text:p>
            </table:table-cell>
            <table:table-cell table:style-name="compofoyer.E1" office:value-type="string">
              <text:p text:style-name="P8">Date de naissance</text:p>
            </table:table-cell>
          </table:table-row>
        </table:table-header-rows>
        <table:table-row>
          <table:table-cell table:style-name="compofoyer.A2" office:value-type="string">
            <text:p text:style-name="P1"><text:user-field-get text:name="compofoyercer93_rolepers"/></text:p>
            <text:p text:style-name="P1"/>
          </table:table-cell>
          <table:table-cell table:style-name="compofoyer.A2" office:value-type="string">
            <text:p text:style-name="P1"><text:user-field-get text:name="compofoyercer93_qual"/></text:p>
          </table:table-cell>
          <table:table-cell table:style-name="compofoyer.A2" office:value-type="string">
            <text:p text:style-name="P1"><text:user-field-get text:name="compofoyercer93_nom"/></text:p>
          </table:table-cell>
          <table:table-cell table:style-name="compofoyer.A2" office:value-type="string">
            <text:p text:style-name="P1"><text:user-field-get text:name="compofoyercer93_prenom"/></text:p>
          </table:table-cell>
          <table:table-cell table:style-name="compofoyer.E2" office:value-type="string">
            <text:p text:style-name="P1"><text:user-field-get text:name="compofoyercer93_dtnai"/></text:p>
          </table:table-cell>
        </table:table-row>
      </table:table>
      <text:p text:style-name="Standard"/>
      <table:table table:name="exppro" table:style-name="exppro">
        <table:table-column table:style-name="exppro.A" table:number-columns-repeated="3"/>
        <table:table-column table:style-name="exppro.D"/>
        <table:table-row>
          <table:table-cell table:style-name="exppro.A1" office:value-type="string">
            <text:p text:style-name="P2">Métier exercé</text:p>
          </table:table-cell>
          <table:table-cell table:style-name="exppro.A1" office:value-type="string">
            <text:p text:style-name="P2">Secteur d’activité</text:p>
          </table:table-cell>
          <table:table-cell table:style-name="exppro.A1" office:value-type="string">
            <text:p text:style-name="P2">Année de début</text:p>
          </table:table-cell>
          <table:table-cell table:style-name="exppro.D1" office:value-type="string">
            <text:p text:style-name="P2">Durée</text:p>
          </table:table-cell>
        </table:table-row>
        <table:table-row>
          <table:table-cell table:style-name="exppro.A2" office:value-type="string">
            <text:p text:style-name="P1"><text:user-field-get text:name="metierexerce_name"/></text:p>
          </table:table-cell>
          <table:table-cell table:style-name="exppro.A2" office:value-type="string">
            <text:p text:style-name="P1"><text:user-field-get text:name="secteuracti_name"/></text:p>
          </table:table-cell>
          <table:table-cell table:style-name="exppro.A2" office:value-type="string">
            <text:p text:style-name="P1"><text:user-field-get text:name="expprocer93_anneedeb"/></text:p>
          </table:table-cell>
          <table:table-cell table:style-name="exppro.D2" office:value-type="string">
            <text:p text:style-name="P1"><text:user-field-get text:name="expprocer93_duree"/></text:p>
          </table:table-cell>
        </table:table-row>
      </table:table>
      <text:p text:style-name="Standard"/>
      <text:p text:style-name="Standard"/>
      <table:table table:name="diplome" table:style-name="diplome">
        <table:table-column table:style-name="diplome.A" table:number-columns-repeated="3"/>
        <table:table-row>
          <table:table-cell table:style-name="diplome.A1" office:value-type="string">
            <text:p text:style-name="P3">Intitulé du diplôme</text:p>
          </table:table-cell>
          <table:table-cell table:style-name="diplome.A1" office:value-type="string">
            <text:p text:style-name="P3">Année d’obtention</text:p>
          </table:table-cell>
          <table:table-cell table:style-name="diplome.C1" office:value-type="string">
            <text:p text:style-name="P3">Observation</text:p>
          </table:table-cell>
        </table:table-row>
        <table:table-row>
          <table:table-cell table:style-name="diplome.A2" office:value-type="string">
            <text:p text:style-name="P5"><text:user-field-get text:name="diplomecer93_name"/></text:p>
          </table:table-cell>
          <table:table-cell table:style-name="diplome.A2" office:value-type="string">
            <text:p text:style-name="P5"><text:user-field-get text:name="diplomecer93_annee"/></text:p>
          </table:table-cell>
          <table:table-cell table:style-name="diplome.C2" office:value-type="string">
            <text:p text:style-name="P1"/>
          </table:table-cell>
        </table:table-row>
      </table:table>
      <text:p text:style-name="Standard"/>
      <text:p text:style-name="Standard"/>
      <text:p text:style-name="Standard">Secteur d'activité = <text:user-field-get text:name="secteuracticer93_name"/></text:p>
      <text:p text:style-name="Standard">Métier exercé = <text:user-field-get text:name="metierexercecer93_name"/></text:p>
      <text:p text:style-name="Standard">Est-ce un CDD ? = <text:s/><text:user-field-get text:name="naturecontrat_isduree"/></text:p>
      <text:p text:style-name="Standard">Nature du contrat = <text:user-field-get text:name="naturecontrat_name"/></text:p>
      <text:p text:style-name="Standard">Durée du CDD = <text:user-field-get text:name="cer93_dureecdd"/></text:p>
      <text:p text:style-name="Standard">Durée hebdomadaire = <text:user-field-get text:name="cer93_dureehebdo"/></text:p>
      <text:p text:style-name="Standard"/>
      <text:p text:style-name="Standard"/>
      <text:p text:style-name="Standard">LES ENGAGEMENTS</text:p>
      <text:p text:style-name="Standard">Le Département s’engage :</text:p>
      <text:p text:style-name="Standard">- À définir une orientation adaptée à la situation du bénéficiaire vers un service référent.</text:p>
      <text:p text:style-name="Standard">- À mettre en œuvre des parcours d’accompagnement adaptés pour les bénéficiaires concernés par l’obligation d’accompagnement.</text:p>
      <text:p text:style-name="Standard">- À proposer une offre d’insertion à travers le P<text:user-field-get text:name="secteuracticer93_name"/>rogramme Départemental d’Insertion.</text:p>
      <text:p text:style-name="Standard">Le bénéficiaire s’engage : </text:p>
      <text:p text:style-name="Standard">- À signer et à renouveler tout au long de son parcours un contrat d’engagement réciproque avec son service référent.</text:p>
      <text:p text:style-name="Standard">- Dans un parcours d’insertion sociale et/ou professionnelle. Il s’engage à tout mettre en œuvre pour réaliser les actions conclues dans le contrat d’engagement réciproque. </text:p>
      <text:p text:style-name="Standard"/>
      <text:p text:style-name="Standard">Service référent désigné par le Département : </text:p>
      <text:p text:style-name="Standard">Nom du référent unique du parcours : </text:p>
      <text:p text:style-name="Standard">Rang du contrat :</text:p>
      <text:p text:style-name="Standard">ETAT CIVIL</text:p>
      <text:p text:style-name="Standard">Numéro CAF : <text:s text:c="2"/>Allocataire du RSA (RMI/API) depuis le : </text:p>
      <text:p text:style-name="Standard">Mme ☐ M ☐</text:p>
      <text:p text:style-name="Standard">Nom : <text:s text:c="2"/>Nom de jeune fille : <text:s text:c="2"/>Prénom : </text:p>
      <text:p text:style-name="Standard">Adresse : </text:p>
      <text:p text:style-name="Standard">CP : <text:s text:c="4"/>Ville : </text:p>
      <text:p text:style-name="Standard">Date de naissance : <text:s text:c="2"/>Situation familiale : <text:s text:c="2"/></text:p>
      <text:p text:style-name="Standard"><text:soft-page-break/>Conditions de logement : </text:p>
      <text:p text:style-name="Standard">Composition du foyer : </text:p>
      <text:p text:style-name="Standard">Rôle</text:p>
      <text:p text:style-name="Standard">(ex : conjoint, enfant)</text:p>
      <text:p text:style-name="Standard">Qualité</text:p>
      <text:p text:style-name="Standard">Nom</text:p>
      <text:p text:style-name="Standard">Prénom</text:p>
      <text:p text:style-name="Standard">Date de naissan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cohérence à déclarer :</text:p>
      <text:p text:style-name="Standard"/>
      <text:p text:style-name="Standard"/>
      <text:p text:style-name="Standard">VERIFICATION DES DROITS :</text:p>
      <text:p text:style-name="Standard">Inscrite À Pôle Emploi : </text:p>
      <text:p text:style-name="Standard">Incohérence à déclarer : </text:p>
      <text:p text:style-name="Standard">Dispose de la CMU : </text:p>
      <text:p text:style-name="Standard">Dispose de la CMUC : </text:p>
      <text:p text:style-name="Standard"/>
      <text:p text:style-name="Standard">FORMATION / EXPERIENCE</text:p>
      <text:p text:style-name="Standard">Niveau d'étude : </text:p>
      <text:p text:style-name="Standard">Diplômes obtenus : </text:p>
      <text:p text:style-name="Standard"/>
      <text:p text:style-name="Standard">Intitulé du diplôme</text:p>
      <text:p text:style-name="Standard">Année d’obtention</text:p>
      <text:p text:style-name="Standard">Observation</text:p>
      <text:p text:style-name="Standard"/>
      <text:p text:style-name="Standard"/>
      <text:p text:style-name="Standard"/>
      <text:p text:style-name="Standard"/>
      <text:p text:style-name="Standard">Dernières expériences professionnelles significatives :</text:p>
      <text:p text:style-name="Standard">Métier exercé</text:p>
      <text:p text:style-name="Standard">Secteur d’activité</text:p>
      <text:p text:style-name="Standard">Année de début</text:p>
      <text:p text:style-name="Standard">Durée</text:p>
      <text:p text:style-name="Standard"/>
      <text:p text:style-name="Standard"/>
      <text:p text:style-name="Standard"/>
      <text:p text:style-name="Standard"/>
      <text:p text:style-name="Standard"/>
      <text:p text:style-name="Standard">Autres expériences, savoirs, connaissances : </text:p>
      <text:p text:style-name="Standard"/>
      <text:p text:style-name="Standard">Occupez vous un emploi actuellement : oui ☐ non ☐ <text:s/>Si oui, indiquez : </text:p>
      <text:p text:style-name="Standard">Le secteur d’activité : </text:p>
      <text:p text:style-name="Standard">Le métier exercé : </text:p>
      <text:p text:style-name="Standard">la durée : <text:s/></text:p>
      <text:p text:style-name="Standard"><text:soft-page-break/>le type de contrat : </text:p>
      <text:p text:style-name="Standard">Si coché CDD : <text:s/>question «  durée du contrat » : </text:p>
      <text:p text:style-name="Standard">Durée hebdomadaire de travail : </text:p>
      <text:p text:style-name="Standard"/>
      <text:p text:style-name="Standard"/>
      <text:p text:style-name="Standard">BILAN DU CONTRAT PRECEDENT <text:s/>(Partie réservée au bénéficiaire)</text:p>
      <text:p text:style-name="Standard">Le précédent contrat portait sur : </text:p>
      <text:p text:style-name="Standard">L’emploi <text:s text:c="6"/>menu déroulant </text:p>
      <text:p text:style-name="Standard"> La formation <text:s text:c="6"/>menu déroulant</text:p>
      <text:p text:style-name="Standard"> L’autonomie sociale <text:s text:c="4"/>menu déroulant</text:p>
      <text:p text:style-name="Standard"> La santé <text:s text:c="4"/>menu déroulant</text:p>
      <text:p text:style-name="Standard"> Le logement <text:s text:c="4"/>menu déroulant</text:p>
      <text:p text:style-name="Standard"> Autre, préciser : ...........................champ libre..................................................</text:p>
      <text:p text:style-name="Standard"/>
      <text:p text:style-name="Standard">Quel bilan faites vous des actions précisées dans le précédent contrat* (les avancées et/ou les freins) ? </text:p>
      <text:p text:style-name="Standard"/>
      <text:p text:style-name="Standard">PROJET DE CE NOUVEAU CONTRAT</text:p>
      <text:p text:style-name="Standard">Que prévoyez-vous de faire dans les mois à venir ? </text:p>
      <text:p text:style-name="Standard"/>
      <text:p text:style-name="Standard"/>
      <text:p text:style-name="Standard">Votre contrat porte sur* : </text:p>
      <text:p text:style-name="Standard">L’emploi <text:s text:c="6"/>menu déroulant</text:p>
      <text:p text:style-name="Standard"> La formation <text:s text:c="6"/>menu déroulant</text:p>
      <text:p text:style-name="Standard"> L’autonomie sociale <text:s text:c="4"/>menu déroulant</text:p>
      <text:p text:style-name="Standard"> La santé <text:s text:c="4"/>menu déroulant</text:p>
      <text:p text:style-name="Standard"> Le logement <text:s text:c="4"/>menu déroulant</text:p>
      <text:p text:style-name="Standard"> Autre, préciser : ...........................champ libre.....................................................</text:p>
      <text:p text:style-name="Standard"/>
      <text:p text:style-name="Standard">Je reprends contact avec mon référent pour faire un point sur mon parcours : </text:p>
      <text:p text:style-name="Standard">PARTIE RESERVEE AU SERVICE D’ACCOMPAGNEMENT</text:p>
      <text:p text:style-name="Standard">Nom / Prénom : </text:p>
      <text:p text:style-name="Standard">Nom de la structure : </text:p>
      <text:p text:style-name="Standard">Observation et/ou proposition du professionnel :</text:p>
      <text:p text:style-name="Standard"/>
      <text:p text:style-name="Standard"/>
      <text:p text:style-name="Standard">Ce contrat est proposé pour une durée de : </text:p>
      <text:p text:style-name="Standard"/>
      <text:p text:style-name="Standard">SIGNATURE DU BENEFICIAIRE</text:p>
      <text:p text:style-name="Standard">Après avoir pris connaissance des informations indiquées sur ce contrat, je m’engage à tout mettre en œuvre pour réaliser le contenu de ce présent contrat.</text:p>
      <text:p text:style-name="Standard">Observation(s) complémentaire(s) : </text:p>
      <text:p text:style-name="Standard"/>
      <text:p text:style-name="Standard"/>
      <text:p text:style-name="Standard">Date : <text:s text:c="46"/>Signature </text:p>
      <text:p text:style-name="Standard"/>
      <text:p text:style-name="Standard"/>
      <text:p text:style-name="Standard">PARTIE RESERVEE AU CONSEIL GENERAL</text:p>
      <text:p text:style-name="Standard">Décision :  Validation<text:tab/>  Rejet<text:tab/>  Ajournement</text:p>
      <text:p text:style-name="Standard">Observation : .......................................................................................................................<text:soft-page-break/>.....</text:p>
      <text:p text:style-name="Standard">...........................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....................</text:p>
      <text:p text:style-name="Standard">Votre contrat est validé pour une durée de ............ mois du ..... /...... / ...... au......... /........ / Avant cette date, vous devez reprendre contact avec votre service référent afin de renouveler votre contrat.</text:p>
      <text:p text:style-name="Standard"/>
      <text:p text:style-name="Standard">Date : ........... / ........... / .......... <text:s text:c="6"/>Signature du Président du Conseil général 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Arial2" svg:font-family="Arial" style:font-family-generic="swiss"/>
    <style:font-face style:name="Menlo Regular" svg:font-family="'Menlo Regular', 'Lucida Console'" style:font-pitch="variable"/>
    <style:font-face style:name="SimSun1" svg:font-family="SimSun" style:font-pitch="variable"/>
    <style:font-face style:name="Tahoma3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h" style:country-asian="CN" style:font-name-complex="Cambri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1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2" fo:font-size="12pt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size="12pt"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keep-with-next="always"/>
      <style:text-properties fo:color="#345a8a" style:font-name="Calibri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keep-with-next="always"/>
      <style:text-properties fo:color="#4f81bd" style:font-name="Calibri" fo:font-weight="bold" style:font-name-asian="Times New Roman" style:font-weight-asian="bold" style:font-name-complex="Times New Roman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padding-left="0.141cm" fo:padding-right="0.141cm" fo:padding-top="0.035cm" fo:padding-bottom="0.035cm" fo:border="0.51pt solid #000000" fo:keep-with-next="always"/>
      <style:text-properties style:font-name="Arial1" fo:font-size="8pt" fo:font-weight="bold" style:font-size-asian="8pt" style:font-weight-asian="bold" style:font-name-complex="Arial1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fo:keep-together="always" fo:keep-with-next="always"/>
      <style:text-properties fo:color="#244061" style:font-name="Calibri" fo:font-style="italic" style:font-name-asian="Times New Roman" style:font-style-asian="italic" style:font-name-complex="Times New Roman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fo:keep-together="always" fo:keep-with-next="always"/>
      <style:text-properties fo:color="#404040" style:font-name="Calibri" fo:font-style="italic" style:font-name-asian="Times New Roman" style:font-style-asian="italic" style:font-name-complex="Times New Roman" style:font-style-complex="italic"/>
    </style:style>
    <style:style style:name="Corps_20_de_20_texte_20_3" style:display-name="Corps de texte 3" style:family="paragraph" style:parent-style-name="Standard">
      <style:text-properties style:font-name="Arial1" fo:font-size="11pt" style:font-size-asian="11pt" style:font-name-complex="Arial1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2" style:display-name="Corps de texte 2" style:family="paragraph" style:parent-style-name="Standard">
      <style:paragraph-properties fo:margin-top="0cm" fo:margin-bottom="0.212cm" fo:line-height="200%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Arial1" style:font-name-asian="Times New Roman" style:font-name-complex="Wingdings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Arial1" style:font-name-asian="Times New Roman" style:font-name-complex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Arial1" style:font-name-asian="Times New Roman" style:font-name-complex="Courier New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"/>
    </style:style>
    <style:style style:name="WW8Num7z0" style:family="text">
      <style:text-properties style:font-name="Symbol"/>
    </style:style>
    <style:style style:name="WW8Num7z1" style:family="text">
      <style:text-properties style:font-name="Arial1" style:font-name-asian="Times New Roman" style:font-name-complex="Courier New"/>
    </style:style>
    <style:style style:name="WW8Num7z2" style:family="text">
      <style:text-properties style:font-name="Wingdings"/>
    </style:style>
    <style:style style:name="WW8Num7z4" style:family="text">
      <style:text-properties style:font-name="Courier New"/>
    </style:style>
    <style:style style:name="WW8Num8z0" style:family="text">
      <style:text-properties style:font-name="Symbol"/>
    </style:style>
    <style:style style:name="WW8Num8z1" style:family="text">
      <style:text-properties style:font-name="Arial1" style:font-name-asian="Times New Roman" style:font-name-complex="Courier New"/>
    </style:style>
    <style:style style:name="WW8Num8z2" style:family="text">
      <style:text-properties style:font-name="Wingdings"/>
    </style:style>
    <style:style style:name="WW8Num8z4" style:family="text">
      <style:text-properties style:font-name="Courier New"/>
    </style:style>
    <style:style style:name="Police_20_par_20_défaut" style:display-name="Police par défaut" style:family="text"/>
    <style:style style:name="_20_Car_20_Car6" style:display-name=" Car Car6" style:family="text">
      <style:text-properties style:font-name="Arial1" fo:font-size="8pt" fo:font-weight="bold" style:font-name-asian="Times New Roman" style:font-size-asian="8pt" style:font-weight-asian="bold" style:font-name-complex="Arial1" style:font-weight-complex="bold"/>
    </style:style>
    <style:style style:name="_20_Car_20_Car3" style:display-name=" Car Car3" style:family="text">
      <style:text-properties style:font-name="Arial1" fo:font-size="11pt" style:font-name-asian="Times New Roman" style:font-size-asian="11pt" style:font-name-complex="Arial1"/>
    </style:style>
    <style:style style:name="_20_Car_20_Car2" style:display-name=" Car Car2" style:family="text">
      <style:text-properties style:font-name="Times New Roman" style:font-name-asian="Times New Roman" style:font-name-complex="Times New Roman"/>
    </style:style>
    <style:style style:name="Page_20_Number" style:display-name="Page Number" style:family="text" style:parent-style-name="Police_20_par_20_défaut"/>
    <style:style style:name="_20_Car_20_Car9" style:display-name=" Car Car9" style:family="text">
      <style:text-properties fo:color="#345a8a" style:font-name="Calibri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_20_Car_20_Car4" style:display-name=" Car Car4" style:family="text">
      <style:text-properties fo:color="#404040" style:font-name="Calibri" fo:font-style="italic" style:font-name-asian="Times New Roman" style:font-style-asian="italic" style:font-name-complex="Times New Roman" style:font-style-complex="italic"/>
    </style:style>
    <style:style style:name="_20_Car_20_Car1" style:display-name=" Car Car1" style:family="text">
      <style:text-properties style:font-name="Times New Roman" style:font-name-asian="Times New Roman" style:font-name-complex="Times New Roman"/>
    </style:style>
    <style:style style:name="_20_Car_20_Car8" style:display-name=" Car Car8" style:family="text">
      <style:text-properties fo:color="#4f81bd" style:font-name="Calibri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_20_Car_20_Car7" style:display-name=" Car Car7" style:family="text">
      <style:text-properties fo:color="#4f81bd" style:font-name="Calibri" fo:font-weight="bold" style:font-name-asian="Times New Roman" style:font-weight-asian="bold" style:font-name-complex="Times New Roman" style:font-weight-complex="bold"/>
    </style:style>
    <style:style style:name="_20_Car_20_Car5" style:display-name=" Car Car5" style:family="text">
      <style:text-properties fo:color="#244061" style:font-name="Calibri" fo:font-style="italic" style:font-name-asian="Times New Roman" style:font-style-asian="italic" style:font-name-complex="Times New Roman" style:font-style-complex="italic"/>
    </style:style>
    <style:style style:name="_20_Car_20_Car" style:display-name=" Car Car" style:family="text">
      <style:text-properties style:font-name="Times New Roman" style:font-name-asian="Times New Roman" style:font-name-complex="Times New Roma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3.4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988cm" fo:margin-bottom="2.988cm" fo:margin-left="2.501cm" fo:margin-right="3.84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988cm" fo:margin-bottom="2.988cm" fo:margin-left="2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="2.501cm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sion_20_1" style:display-name="Conversion 1" style:page-layout-name="Mpm3"/>
    <style:master-page style:name="Conversion_20_2" style:display-name="Conversion 2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Elise Michaud</meta:initial-creator>
    <meta:creation-date>2012-11-12T15:02:00</meta:creation-date>
    <dc:creator>Arnaud Auzolat</dc:creator>
    <dc:date>2012-12-21T14:25:20</dc:date>
    <meta:print-date>2012-05-14T12:35:00</meta:print-date>
    <meta:editing-cycles>164</meta:editing-cycles>
    <meta:editing-duration>PT6H6M35S</meta:editing-duration>
    <meta:generator>LibreOffice/3.5$Linux_X86_64 LibreOffice_project/350m1$Build-2</meta:generator>
    <meta:document-statistic meta:table-count="3" meta:image-count="0" meta:object-count="0" meta:page-count="4" meta:paragraph-count="118" meta:word-count="580" meta:character-count="4182" meta:non-whitespace-character-count="3522"/>
  </office:meta>
</office:document-meta>
</file>